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62eb" officeooo:paragraph-rsid="000e62eb"/>
    </style:style>
    <style:style style:name="P2" style:family="paragraph" style:parent-style-name="Standard">
      <style:text-properties officeooo:rsid="000eb5aa" officeooo:paragraph-rsid="000eb5aa"/>
    </style:style>
    <style:style style:name="P3" style:family="paragraph" style:parent-style-name="Standard">
      <style:text-properties officeooo:rsid="000f0bd7" officeooo:paragraph-rsid="000f0bd7"/>
    </style:style>
    <style:style style:name="P4" style:family="paragraph" style:parent-style-name="Standard">
      <style:text-properties officeooo:rsid="00104abb" officeooo:paragraph-rsid="00104abb"/>
    </style:style>
    <style:style style:name="T1" style:family="text">
      <style:text-properties officeooo:rsid="00104abb"/>
    </style:style>
    <style:style style:name="T2" style:family="text">
      <style:text-properties fo:font-style="italic" officeooo:rsid="00104abb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ject : Allosteric communication analysis through a structural alphabet.</text:p>
      <text:p text:style-name="P1"/>
      <text:p text:style-name="P1">Introduction :</text:p>
      <text:p text:style-name="P1"/>
      <text:p text:style-name="P3">Understanding allosteric communication in molecular dynamics are essentials for the understandings of the biological motion of the protein and its reaction to mutations, other proteins and chemicals. </text:p>
      <text:p text:style-name="P3">In order to easily analyse dynamics of proteins we can transform structural conformations into structural letters thanks to a structural alphabet. Structural alphabet gave good informations on the local structure and <text:span text:style-name="T1">the protein backbone. In this programm we use the Pbxplore structural alphabet </text:span><text:span text:style-name="T2">[add ref</text:span><text:span text:style-name="T1">] composed of </text:span><text:s/><text:span text:style-name="T1">16 blocks.</text:span></text:p>
      <text:p text:style-name="P1"/>
      <text:p text:style-name="P4">Here, in this programm :</text:p>
      <text:p text:style-name="P4"><text:tab/>- _</text:p>
      <text:p text:style-name="P4"/>
      <text:p text:style-name="P4">We tested this programm on...</text:p>
      <text:p text:style-name="P1"/>
      <text:p text:style-name="P1"/>
      <text:p text:style-name="P2">Material and Methods :</text:p>
      <text:p text:style-name="P2">- Description of the algorithm</text:p>
      <text:p text:style-name="P2"/>
      <text:p text:style-name="P2"/>
      <text:p text:style-name="P2"/>
      <text:p text:style-name="P2"/>
      <text:p text:style-name="P2"/>
      <text:p text:style-name="P2">Results :</text:p>
      <text:p text:style-name="P2"/>
      <text:p text:style-name="P2">Conclusion 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6:28:27.057071188</meta:creation-date>
    <dc:date>2019-09-17T17:26:03.586067208</dc:date>
    <meta:editing-duration>PT7M5S</meta:editing-duration>
    <meta:editing-cycles>1</meta:editing-cycles>
    <meta:document-statistic meta:table-count="0" meta:image-count="0" meta:object-count="0" meta:page-count="1" meta:paragraph-count="11" meta:word-count="112" meta:character-count="747" meta:non-whitespace-character-count="643"/>
    <meta:generator>LibreOffice/6.0.7.3$Linux_X86_64 LibreOffice_project/00m0$Build-3</meta:generator>
  </office:meta>
</office:document-meta>
</file>